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21" style:family="paragraph" style:parent-style-name="Heading_20_3" style:master-page-name="Standard">
      <style:paragraph-properties fo:margin-top="0.1945in" fo:margin-bottom="0.0555in" loext:contextual-spacing="false" fo:line-height="100%" fo:keep-together="auto" style:page-number="1" fo:keep-with-next="auto"/>
    </style:style>
    <style:style style:name="P22" style:family="paragraph" style:parent-style-name="Heading_20_5">
      <style:paragraph-properties fo:margin-top="0.1528in" fo:margin-bottom="0.028in" loext:contextual-spacing="false" fo:line-height="100%" fo:keep-together="auto" fo:keep-with-next="auto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fo:color="#000000" fo:font-size="10pt" fo:font-weight="bold" style:font-size-asian="10pt" style:font-weight-asian="bold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qmp727r1bebg"/><text:span text:style-name="T1">Banking System Program </text:span></text:p>
      <text:p text:style-name="P20"><text:bookmark text:name="_enmfhe3qf74t"/><text:span text:style-name="T2">1. Introduction</text:span></text:p>
      <text:p text:style-name="P1"><text:span text:style-name="T4">The Banking System Program is a console-based application implemented in C++. It provides basic banking functionalities such as account login, balance inquiry, withdrawal, deposit, transaction history tracking, and account information management.</text:span></text:p>
      <text:p text:style-name="P20"><text:bookmark text:name="_f7tb6wm5kvbv"/><text:span text:style-name="T2">2. Purpose</text:span></text:p>
      <text:p text:style-name="P1"><text:span text:style-name="T4">The purpose of this program is to simulate a simplified banking system where clients can perform various transactions securely and manage their account details effectively.</text:span></text:p>
      <text:p text:style-name="P20"><text:bookmark text:name="_oo2yodlwt5n"/><text:span text:style-name="T2">3. Key Components and Functionality</text:span></text:p>
      <text:p text:style-name="P22"><text:bookmark text:name="_ptu3kcsvkrr0"/><text:span text:style-name="T3">3.1. Structs and Helper Functions</text:span></text:p>
      <text:list xml:id="list3628797485" text:style-name="WWNum5">
        <text:list-item>
          <text:p text:style-name="P2"><text:span text:style-name="T5">sClient Struct</text:span><text:span text:style-name="T4">: Stores client information including account number, PIN code, name, phone number, and account balance.</text:span></text:p>
        </text:list-item>
        <text:list-item>
          <text:p text:style-name="P8"><text:span text:style-name="T5">stDate Struct</text:span><text:span text:style-name="T4">: Represents a date structure with day, month, and year attributes.</text:span></text:p>
        </text:list-item>
        <text:list-item>
          <text:p text:style-name="P8"><text:span text:style-name="T5">sTransactionData Struct</text:span><text:span text:style-name="T4">: Stores transaction details such as operation type (deposit or withdrawal), amount, current balance, new balance after transaction, and operation date.</text:span></text:p>
        </text:list-item>
        <text:list-item>
          <text:p text:style-name="P8"><text:span text:style-name="T5">Helper Functions</text:span><text:span text:style-name="T4">:</text:span></text:p>
          <text:list>
            <text:list-item>
              <text:p text:style-name="P18"><text:span text:style-name="T5">GetSystemDate()</text:span><text:span text:style-name="T4">: Retrieves the current system date.</text:span></text:p>
            </text:list-item>
            <text:list-item>
              <text:p text:style-name="P18"><text:span text:style-name="T5">SplitString()</text:span><text:span text:style-name="T4">: Splits a string into a vector of substrings based on a delimiter.</text:span></text:p>
            </text:list-item>
            <text:list-item>
              <text:p text:style-name="P18"><text:span text:style-name="T5">ConvertLineToRecord()</text:span><text:span text:style-name="T4"> and </text:span><text:span text:style-name="T5">ConvertHistoryDataLineToRecord()</text:span><text:span text:style-name="T4">: Convert a line of text from files to structs.</text:span></text:p>
            </text:list-item>
            <text:list-item>
              <text:p text:style-name="P18"><text:span text:style-name="T5">ConvertRecordToLine()</text:span><text:span text:style-name="T4"> and </text:span><text:span text:style-name="T5">ConvertHistoryDataRecordToLine()</text:span><text:span text:style-name="T4">: Convert structs to lines of text for file storage.</text:span></text:p>
            </text:list-item>
            <text:list-item>
              <text:p text:style-name="P19"><text:span text:style-name="T5">File I/O Functions</text:span><text:span text:style-name="T4">: Handle reading from and writing to client data and transaction history files.</text:span></text:p>
            </text:list-item>
          </text:list>
        </text:list-item>
      </text:list>
      <text:p text:style-name="P22"><text:bookmark text:name="_t95ncbik80h3"/><text:span text:style-name="T3">3.2. Transaction Functions</text:span></text:p>
      <text:list xml:id="list1211326113" text:style-name="WWNum4">
        <text:list-item>
          <text:p text:style-name="P3"><text:span text:style-name="T5">DepositBalanceToClientByAccountNumber()</text:span><text:span text:style-name="T4">: Handles deposit and withdrawal operations for a client by updating their account balance and transaction history.</text:span></text:p>
        </text:list-item>
        <text:list-item>
          <text:p text:style-name="P9"><text:span text:style-name="T5">Quick Withdraw Functionality</text:span><text:span text:style-name="T4">: Provides predefined withdrawal options for quick selection.</text:span></text:p>
        </text:list-item>
        <text:list-item>
          <text:p text:style-name="P9"><text:span text:style-name="T5">Normal Withdraw Functionality</text:span><text:span text:style-name="T4">: Allows the user to specify a custom withdrawal amount.</text:span></text:p>
        </text:list-item>
        <text:list-item>
          <text:p text:style-name="P13"><text:span text:style-name="T5">Deposit Functionality</text:span><text:span text:style-name="T4">: Allows the user to deposit a custom amount into their account.</text:span></text:p>
        </text:list-item>
      </text:list>
      <text:p text:style-name="P22"><text:bookmark text:name="_7fffmglvvumk"/><text:span text:style-name="T3">3.3. User Interface (UI) Functions</text:span></text:p>
      <text:list xml:id="list3626654555" text:style-name="WWNum1">
        <text:list-item>
          <text:p text:style-name="P4"><text:span text:style-name="T5">ShowMainMenu()</text:span><text:span text:style-name="T4">: Displays the main menu options for the user to select.</text:span></text:p>
        </text:list-item>
        <text:list-item>
          <text:p text:style-name="P10"><text:span text:style-name="T5">Menu Navigation Functions</text:span><text:span text:style-name="T4">: Functions like </text:span><text:span text:style-name="T5">ShowQuickWithdrawScreen()</text:span><text:span text:style-name="T4">, </text:span><text:span text:style-name="T5">ShowNormalWithdrawScreen()</text:span><text:span text:style-name="T4">, </text:span><text:span text:style-name="T5">ShowDepositScreen()</text:span><text:span text:style-name="T4">, </text:span><text:span text:style-name="T5">ShowCheckBalanceScreen()</text:span><text:span text:style-name="T4">, </text:span><text:span text:style-name="T5">ShowTransactionHistoryScreen()</text:span><text:span text:style-name="T4">, and </text:span><text:span text:style-name="T5">ShowChangeAccountInfoScreen()</text:span><text:span text:style-name="T4"> facilitate navigation between different application functionalities.</text:span></text:p>
        </text:list-item>
        <text:list-item>
          <text:p text:style-name="P14"><text:span text:style-name="T5">GoBackToMainMenu()</text:span><text:span text:style-name="T4">: Provides a way for the user to return to the main menu after completing an operation.</text:span></text:p>
        </text:list-item>
      </text:list>
      <text:p text:style-name="P22"><text:bookmark text:name="_arsbmvncjzhk"/><text:soft-page-break/><text:span text:style-name="T3">3.4. Login Functionality</text:span></text:p>
      <text:list xml:id="list157807543" text:style-name="WWNum2">
        <text:list-item>
          <text:p text:style-name="P5"><text:span text:style-name="T5">Login()</text:span><text:span text:style-name="T4">: Prompts the user to enter their account number and PIN code to authenticate and log into their account.</text:span></text:p>
        </text:list-item>
        <text:list-item>
          <text:p text:style-name="P15"><text:span text:style-name="T5">FindClient()</text:span><text:span text:style-name="T4"> and </text:span><text:span text:style-name="T5">LoadClientData()</text:span><text:span text:style-name="T4">: Functions to verify and load client data based on the provided account number and PIN code.</text:span></text:p>
        </text:list-item>
      </text:list>
      <text:p text:style-name="P20"><text:bookmark text:name="_7qbrf9rkhf2j"/><text:span text:style-name="T2">4. Usage Instructions</text:span></text:p>
      <text:list xml:id="list2977392919" text:style-name="WWNum3">
        <text:list-item>
          <text:p text:style-name="P6"><text:span text:style-name="T6">Starting the Program</text:span><text:span text:style-name="T4">: Execute the program from a C++ development environment or command line.</text:span></text:p>
        </text:list-item>
        <text:list-item>
          <text:p text:style-name="P11"><text:span text:style-name="T5">Logging In</text:span><text:span text:style-name="T4">: Enter valid account number and PIN code to access the main menu.</text:span></text:p>
        </text:list-item>
        <text:list-item>
          <text:p text:style-name="P11"><text:span text:style-name="T5">Main Menu Options</text:span><text:span text:style-name="T4">: Select from options like quick withdrawal, normal withdrawal, deposit, check balance, transaction history, change account info, or logout.</text:span></text:p>
        </text:list-item>
        <text:list-item>
          <text:p text:style-name="P11"><text:span text:style-name="T5">Performing Transactions</text:span><text:span text:style-name="T4">: Follow the prompts to perform transactions such as withdrawals or deposits.</text:span></text:p>
        </text:list-item>
        <text:list-item>
          <text:p text:style-name="P11"><text:span text:style-name="T5">Viewing Transaction History</text:span><text:span text:style-name="T4">: Access the transaction history to view past transactions.</text:span></text:p>
        </text:list-item>
        <text:list-item>
          <text:p text:style-name="P16"><text:span text:style-name="T5">Logging Out</text:span><text:span text:style-name="T4">: Log out to securely end the session.</text:span></text:p>
        </text:list-item>
      </text:list>
      <text:p text:style-name="P20"><text:bookmark text:name="_qeauwjg0oc2w"/><text:span text:style-name="T2">5. Future Enhancements</text:span></text:p>
      <text:list xml:id="list1355789645" text:style-name="WWNum6">
        <text:list-item>
          <text:p text:style-name="P7"><text:span text:style-name="T6">Change Account Info Functionality</text:span><text:span text:style-name="T4">: Placeholder for future development to allow clients to update their account details.</text:span></text:p>
        </text:list-item>
        <text:list-item>
          <text:p text:style-name="P12"><text:span text:style-name="T5">Enhanced Error Handling</text:span><text:span text:style-name="T4">: Implement more robust error handling mechanisms for input validation and file operations.</text:span></text:p>
        </text:list-item>
        <text:list-item>
          <text:p text:style-name="P17"><text:span text:style-name="T5">Security Improvements</text:span><text:span text:style-name="T4">: Add additional layers of security such as encryption for sensitive data.</text:span></text:p>
        </text:list-item>
      </text:list>
      <text:p text:style-name="P20"><text:bookmark text:name="_nt3p0xtxca9t"/><text:span text:style-name="T2">6. Conclusion</text:span></text:p>
      <text:p text:style-name="P1"><text:span text:style-name="T4">The Banking System Program offers a basic yet functional simulation of a banking system, providing essential features for managing client accounts and transactions efficiently. It serves as a foundation that can be expanded and improved upon for more advanced banking application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a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a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/>
    </style:style>
    <style:style style:name="ListLabel_20_38" style:display-name="ListLabel 38" style:family="text">
      <style:text-properties fo:font-size="13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3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532" meta:character-count="3808" meta:non-whitespace-character-count="3343"/>
    <meta:generator>LibreOfficeDev/6.0.5.2$Linux_X86_64 LibreOffice_project/</meta:generator>
  </office:meta>
</office:document-meta>
</file>